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ackground-color="#4F81BD"/>
      <style:text-properties fo:color="#FF0000"/>
    </style:style>
    <style:style style:name="ce14" style:family="table-cell" style:parent-style-name="Excel_32_Built-in_32_Normal" style:data-style-name="N36">
      <style:table-cell-properties style:vertical-align="automatic" fo:background-color="#4F81BD"/>
      <style:text-properties fo:color="#FF0000"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6">
      <style:table-cell-properties style:vertical-align="to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Excel_32_Built-in_32_Normal" style:data-style-name="N36">
      <style:table-cell-properties style:vertical-align="top" fo:wrap-option="wra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co10" style:family="table-column">
      <style:table-column-properties fo:break-before="auto" style:column-width="34.29cm" style:use-optimal-column-width="true"/>
    </style:style>
    <style:style style:name="co11" style:family="table-column">
      <style:table-column-properties fo:break-before="auto" style:column-width="12.9116666666667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office:value-type="string" table:style-name="ce9">
            <text:p>Заголовок таблицы на каждой странице</text:p>
          </table:table-cell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п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6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6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6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6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6">
            <text:p>Проверить DoubleLaunchLocker в сервере</text:p>
          </table:table-cell>
          <table:table-cell table:number-columns-repeated="16382" table:style-name="ce1"/>
        </table:table-row>
        <table:table-row table:style-name="ro3">
          <table:table-cell office:value-type="float" office:value="151" table:style-name="ce5">
            <text:p>151</text:p>
          </table:table-cell>
          <table:table-cell office:value-type="string" table:style-name="ce6">
            <text:p>Если в ОЗ установлена галочка Активации планов по событию, и одновременно меняются состояния сразу нескольких устройств, то программа зависает</text:p>
          </table:table-cell>
          <table:table-cell table:style-name="ce1"/>
          <table:table-cell office:value-type="string" table:style-name="ce1">
            <text:p>Не удается воспроизвести</text:p>
          </table:table-cell>
          <table:table-cell table:number-columns-repeated="16380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6">
            <text:p>Проверить перформанс на планах в ОЗ на больших конфигурациях (протостить без отрисовки устройств)</text:p>
          </table:table-cell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Запечания_по_планам" table:style-name="ta1">
        <table:table-column table:style-name="co6" table:default-cell-style-name="ce4"/>
        <table:table-column table:style-name="co10" table:default-cell-style-name="ce4"/>
        <table:table-column table:style-name="co11" table:default-cell-style-name="ce4"/>
        <table:table-column table:style-name="co6" table:number-columns-repeated="1020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0">
          <table:table-cell office:value-type="string" table:style-name="ce15">
            <text:p>№</text:p>
          </table:table-cell>
          <table:table-cell office:value-type="string" table:style-name="ce16">
            <text:p>Задача</text:p>
          </table:table-cell>
          <table:table-cell office:value-type="string" table:style-name="ce16">
            <text:p>Комментарий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">
            <text:p>Удаление точек с многоугольника не отменяется Ctrl+Z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Удаляем зону, Ctrl+Z. Теперь Z-индекс выше, чем у устройст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После конвертации конфигурации зоны на плане привязаны к зонам, но они не зеленеют до тех пор, пока не сделать свойства-ок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Смена драйвера устройства не меняет картинку на план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При удалении зоны из списка зон, привязанная к ней зона на плане не сереет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Слои. Трудно попасть в треугольник раскрывания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Рамка выделения должна быть поярч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Когда я нарисовал элемент, не нужно выделять инструмент мыш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Тулбар. Линия, прямоугольник, многоугольник, эллипс должны быть спра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По умолчанию устройства можно размещать на плане в единичном экземпляре. Должна быть отдельная настройка - множественная визуализация - для разрешения этого действия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При таскании устройства на план из дерева устройств показывать устройство, которое тащится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Иконка нож не соответствует действительности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Через Shift у многоугольника делать угол 90 и 45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В Планах для некоторых устройств(АМ-1) сделать возможность подмены DeviceControl другим из списка возможных(извещатели дымовой, тепловой, комбинированный, ручной)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Для некоторых устройств(АМ-1О) сделать несколько устройств в библиотеки устройств(датчик разбития стекла, открытия двери), из которых на плане можно выбирать конкретно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Вертикальная и Горизонтальная линейка с выставлением границ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Быстрый список не привязанных устройств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3"/>
          <table:table-cell table:number-columns-repeated="2" table:style-name="ce14"/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 Редактировать дерево устройств во вкладке Планы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Рамка выделения визуализаторов должна появляться над всей рабочей поверхностью окна планов, а не только над подосновой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 При добавлении плана умолчания поставить 297х21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Редактировать, копировать вставлять, дерево планов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ГК Мультисервер в дереве присутствуют при не выбранных их при установки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При добавлении нового плана сохранять параметры предыдущего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Контекстное меню при добавлении планов – для редактирования дерева планов с нуля должно иметь месть бы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При сохранение проекта автоматом в имя файла писать инкрементное названи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Ввести Сохранить..сохранить как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 Везде где вводятся названия…автоматический подбор ранее введённого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 COM сервер не даёт перегрузить комп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 Рисуя прямоугольный визуализатор зоны  - та же логика что и с многогранным см реализацию ФС -1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 Необходимо более чётко видеть «точки» привязки визуализаторов зон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 Масштабирование по колёсику мыши необходимо ускорить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  При прорисовке визуализатора зон в меню привязки визуализатора к зоне по отмене надо отменять весь визуализатор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  При перетаскивании плана средним колесом мыши надо двигать и вне пределов подложки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  Ситуационный план при увеличении подложки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  Цвет непривязанного визуализатора сделать чуть более насыщенным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  Меню привязки к зонам…сохранить терминологию 1-го ФС, не стоит потребителя заставлять переучиваться ФС2 должен быть продолжением ФС1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  Подпланы – нахера рисовать многогранник еси многогранме его не нарисовать….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  При применении конфигурации без устройств – не выдаёт ошибки что нет устройств..зон и т.д.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  ОЗ – устройств, ГК , нет но они в норме????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  Встроеная графика – шрифты, размер на выходе не зависит от настроек???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  Гиперссылка на подплан должна быть прозрачной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  После применения сервер не перезапускается, и необходимо перезапускать ОЗ вручную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  Даже маленькая база – время ожидания реакции на дабл клик по ярлыку ОЗ слишком велико..успеваешь подумать что что то наебнулось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1">
            <text:p>  При включении ОЗ – ПЛАН на первом месте</text:p>
          </table:table-cell>
          <table:table-cell table:number-columns-repeated="16382"/>
        </table:table-row>
        <table:table-row table:style-name="ro2">
          <table:table-cell table:style-name="ce4"/>
          <table:table-cell table:style-name="ce1"/>
          <table:table-cell table:number-columns-repeated="16382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number-rows-repeated="15" table:style-name="ro2">
          <table:table-cell table:number-columns-repeated="16384"/>
        </table:table-row>
        <table:table-row table:number-rows-repeated="1048513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3-02-14T10:24:51Z</dc:date>
    <meta:editing-cycles>1</meta:editing-cycles>
    <meta:editing-duration>PT53S</meta:editing-duration>
  </office:meta>
</office:document-meta>
</file>